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.2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Sequence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Stop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8405" calcext:value-type="float">
            <text:p>118405</text:p>
          </table:table-cell>
          <table:table-cell office:value-type="float" office:value="118456" calcext:value-type="float">
            <text:p>118456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8456" calcext:value-type="float">
            <text:p>118456</text:p>
          </table:table-cell>
          <table:table-cell office:value-type="float" office:value="118495" calcext:value-type="float">
            <text:p>118495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8495" calcext:value-type="float">
            <text:p>118495</text:p>
          </table:table-cell>
          <table:table-cell office:value-type="float" office:value="118585" calcext:value-type="float">
            <text:p>118585</text:p>
          </table:table-cell>
        </table:table-row>
        <table:table-row table:style-name="ro1">
          <table:table-cell office:value-type="string" calcext:value-type="string">
            <text:p>Execution</text:p>
          </table:table-cell>
          <table:table-cell office:value-type="float" office:value="118585" calcext:value-type="float">
            <text:p>118585</text:p>
          </table:table-cell>
          <table:table-cell office:value-type="float" office:value="118778" calcext:value-type="float">
            <text:p>118778</text:p>
          </table:table-cell>
        </table:table-row>
        <table:table-row table:style-name="ro1">
          <table:table-cell office:value-type="string" calcext:value-type="string">
            <text:p>Tools selection</text:p>
          </table:table-cell>
          <table:table-cell office:value-type="float" office:value="118804" calcext:value-type="float">
            <text:p>118804</text:p>
          </table:table-cell>
          <table:table-cell office:value-type="float" office:value="118850" calcext:value-type="float">
            <text:p>118850</text:p>
          </table:table-cell>
        </table:table-row>
        <table:table-row table:style-name="ro1">
          <table:table-cell office:value-type="string" calcext:value-type="string">
            <text:p>Adjust RIGHT hand pose</text:p>
          </table:table-cell>
          <table:table-cell office:value-type="float" office:value="118850" calcext:value-type="float">
            <text:p>118850</text:p>
          </table:table-cell>
          <table:table-cell office:value-type="float" office:value="118913" calcext:value-type="float">
            <text:p>118913</text:p>
          </table:table-cell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float" office:value="118913" calcext:value-type="float">
            <text:p>118913</text:p>
          </table:table-cell>
          <table:table-cell office:value-type="float" office:value="118979" calcext:value-type="float">
            <text:p>118979</text:p>
          </table:table-cell>
        </table:table-row>
        <table:table-row table:style-name="ro1">
          <table:table-cell office:value-type="string" calcext:value-type="string">
            <text:p>Pick and place</text:p>
          </table:table-cell>
          <table:table-cell office:value-type="float" office:value="118979" calcext:value-type="float">
            <text:p>118979</text:p>
          </table:table-cell>
          <table:table-cell office:value-type="float" office:value="119068" calcext:value-type="float">
            <text:p>119068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non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5">00/00/0000</text:date>, <text:time style:data-style-name="N2" text:time-value="10:46:20.593864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2M1S</meta:editing-duration>
    <meta:editing-cycles>10</meta:editing-cycles>
    <meta:generator>LibreOffice/6.0.4.2$Linux_X86_64 LibreOffice_project/9b0d9b32d5dcda91d2f1a96dc04c645c450872bf</meta:generator>
    <dc:date>2018-09-25T10:47:32.405399375</dc:date>
    <meta:document-statistic meta:table-count="3" meta:cell-count="27" meta:object-count="0"/>
    <meta:user-defined meta:name="Info 1"/>
    <meta:user-defined meta:name="Info 2"/>
    <meta:user-defined meta:name="Info 3"/>
    <meta:user-defined meta:name="Info 4"/>
  </office:meta>
</office:document-meta>
</file>